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4000000B70E2B693338CE1E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54cm" fo:padding-top="0.151cm" fo:padding-bottom="0.151cm" fo:padding-left="0.276cm" fo:padding-right="0.276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85cm" fo:min-width="12.9cm"/>
    </style:style>
    <style:style style:name="gr6" style:family="graphic" style:parent-style-name="standard">
      <style:graphic-properties svg:stroke-color="#000000" draw:fill-color="#eeeee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b2b2b2" draw:textarea-vertical-align="middle"/>
    </style:style>
    <style:style style:name="gr9" style:family="graphic" style:parent-style-name="standard">
      <style:graphic-properties draw:fill="solid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bold"/>
    </style:style>
    <style:style style:name="P3" style:family="paragraph">
      <style:paragraph-properties fo:text-align="start"/>
      <style:text-properties style:text-line-through-style="none" fo:font-family="'Liberation Sans'" style:font-family-generic="swiss" style:font-pitch="variable" fo:font-size="14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fo:font-family="'Liberation Sans'" style:font-family-generic="swiss" style:font-pitch="variable" fo:font-size="2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bold"/>
    </style:style>
    <style:style style:name="P8" style:family="paragraph">
      <style:paragraph-properties fo:text-align="start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1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Ticket" form:control-implementation="ooo:com.sun.star.form.component.TextField" xml:id="control2" form:id="control2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3" form:id="control3" form:label="N°"/>
            <form:text form:name="txtIdTicket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5" form:id="control5" form:label="Pizzeria Wild"/>
            <form:fixed-text form:name="lblReparto" form:control-implementation="ooo:com.sun.star.form.component.FixedText" xml:id="control6" form:id="control6" form:label="Remito"/>
            <form:fixed-text form:name="lblTipo" form:control-implementation="ooo:com.sun.star.form.component.FixedText" xml:id="control7" form:id="control7" form:label="R"/>
            <form:fixed-text form:name="lblRepartidor" form:control-implementation="ooo:com.sun.star.form.component.FixedText" xml:id="control8" form:id="control8" form:label="Direccion:"/>
            <form:text form:name="txtDireccionWi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TelefonoTicket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" form:id="control11" form:label="Telefono:"/>
            <form:fixed-text form:name="lblCliente" form:control-implementation="ooo:com.sun.star.form.component.FixedText" xml:id="control12" form:id="control12" form:label="Cliente:"/>
            <form:fixed-text form:name="lblDireccion2" form:control-implementation="ooo:com.sun.star.form.component.FixedText" xml:id="control13" form:id="control13" form:label="Direccion:"/>
            <form:fixed-text form:name="lblNum" form:control-implementation="ooo:com.sun.star.form.component.FixedText" xml:id="control14" form:id="control14" form:label="Cantidad"/>
            <form:fixed-text form:name="lblDir" form:control-implementation="ooo:com.sun.star.form.component.FixedText" xml:id="control15" form:id="control15" form:label="Material"/>
            <form:fixed-text form:name="lblCosto" form:control-implementation="ooo:com.sun.star.form.component.FixedText" xml:id="control16" form:id="control16" form:label="Sub Total"/>
            <form:fixed-text form:name="Campo de etiqueta 1" form:control-implementation="ooo:com.sun.star.form.component.FixedText" xml:id="control17" form:id="control17" form:label="Prec Unit."/>
            <form:fixed-text form:name="Campo de etiqueta 2" form:control-implementation="ooo:com.sun.star.form.component.FixedText" xml:id="control18" form:id="control18" form:label="TOTAL"/>
            <form:text form:name="txtTotalTicket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Cantidad1" form:control-implementation="ooo:com.sun.star.form.component.TextField" xml:id="control20" form:id="control2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0" form:control-implementation="ooo:com.sun.star.form.component.TextField" xml:id="control21" form:id="control2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3" form:control-implementation="ooo:com.sun.star.form.component.TextField" xml:id="control22" form:id="control2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2" form:control-implementation="ooo:com.sun.star.form.component.TextField" xml:id="control23" form:id="control2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5" form:control-implementation="ooo:com.sun.star.form.component.TextField" xml:id="control24" form:id="control2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4" form:control-implementation="ooo:com.sun.star.form.component.TextField" xml:id="control25" form:id="control2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7" form:control-implementation="ooo:com.sun.star.form.component.TextField" xml:id="control26" form:id="control2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6" form:control-implementation="ooo:com.sun.star.form.component.TextField" xml:id="control27" form:id="control2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9" form:control-implementation="ooo:com.sun.star.form.component.TextField" xml:id="control28" form:id="control2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antidad8" form:control-implementation="ooo:com.sun.star.form.component.TextField" xml:id="control29" form:id="control2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1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0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3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5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4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7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6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9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Remito8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1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0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3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2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4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7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9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Precio8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1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0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3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2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5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4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7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6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SubTotal8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Ticket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Delivery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Ticket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FechaComanda" form:control-implementation="ooo:com.sun.star.form.component.TextField" xml:id="control63" form:id="control63" form:max-length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Num" form:control-implementation="ooo:com.sun.star.form.component.FixedText" xml:id="control64" form:id="control64" form:label="N°"/>
            <form:text form:name="txtIdComanda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PizzeriaWild" form:control-implementation="ooo:com.sun.star.form.component.FixedText" xml:id="control66" form:id="control66" form:label="Pizzeria Wild"/>
            <form:fixed-text form:name="lblReparto" form:control-implementation="ooo:com.sun.star.form.component.FixedText" xml:id="control67" form:id="control67" form:label="Comanda"/>
            <form:fixed-text form:name="lblTipo" form:control-implementation="ooo:com.sun.star.form.component.FixedText" xml:id="control68" form:id="control68" form:label="C"/>
            <form:fixed-text form:name="lblNum" form:control-implementation="ooo:com.sun.star.form.component.FixedText" xml:id="control69" form:id="control69" form:label="Codigo"/>
            <form:fixed-text form:name="lblDir" form:control-implementation="ooo:com.sun.star.form.component.FixedText" xml:id="control70" form:id="control70" form:label="Material"/>
            <form:fixed-text form:name="Campo de etiqueta 1" form:control-implementation="ooo:com.sun.star.form.component.FixedText" xml:id="control71" form:id="control71" form:label="Und."/>
            <form:textarea form:name="txtCodigo1" form:control-implementation="ooo:com.sun.star.form.component.TextField" xml:id="control72" form:id="control72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0" form:control-implementation="ooo:com.sun.star.form.component.TextField" xml:id="control73" form:id="control73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3" form:control-implementation="ooo:com.sun.star.form.component.TextField" xml:id="control74" form:id="control74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2" form:control-implementation="ooo:com.sun.star.form.component.TextField" xml:id="control75" form:id="control75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5" form:control-implementation="ooo:com.sun.star.form.component.TextField" xml:id="control76" form:id="control76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4" form:control-implementation="ooo:com.sun.star.form.component.TextField" xml:id="control77" form:id="control77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7" form:control-implementation="ooo:com.sun.star.form.component.TextField" xml:id="control78" form:id="control78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6" form:control-implementation="ooo:com.sun.star.form.component.TextField" xml:id="control79" form:id="control79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9" form:control-implementation="ooo:com.sun.star.form.component.TextField" xml:id="control80" form:id="control80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Codigo8" form:control-implementation="ooo:com.sun.star.form.component.TextField" xml:id="control81" form:id="control81" form:max-length="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1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0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3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2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5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4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7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6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9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MaterialComanda8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1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0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3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2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5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4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7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6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9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Und8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PaginadoComanda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Fecha" form:control-implementation="ooo:com.sun.star.form.component.FixedText" xml:id="control103" form:id="control103" form:label="Fecha:"/>
            <form:fixed-text form:name="Campo de etiqueta 3" form:control-implementation="ooo:com.sun.star.form.component.FixedText" xml:id="control104" form:id="control104" form:label="Cliente:"/>
            <form:fixed-text form:name="lblDireccion2" form:control-implementation="ooo:com.sun.star.form.component.FixedText" xml:id="control105" form:id="control105" form:label="Direccion:"/>
            <form:text form:name="txtClienteComanda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Comanda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txtObservacionComanda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Campo de etiqueta 2" form:control-implementation="ooo:com.sun.star.form.component.FixedText" xml:id="control109" form:id="control109" form:label="TOTAL"/>
            <form:text form:name="txtTotalComanda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txtClienteTicket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txtDireccionClienteTicket" form:control-implementation="ooo:com.sun.star.form.component.TextField" xml:id="control112" form:id="control1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txtTelefonoComanda" form:control-implementation="ooo:com.sun.star.form.component.TextField" xml:id="control113" form:id="control1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blTel" form:control-implementation="ooo:com.sun.star.form.component.FixedText" xml:id="control114" form:id="control114" form:label="Telefono:"/>
          </form:form>
        </office:forms>
        <draw:line draw:style-name="gr1" draw:text-style-name="P1" draw:layer="layout" svg:x1="14.85cm" svg:y1="0cm" svg:x2="14.85cm" svg:y2="21cm">
          <text:p/>
        </draw:line>
        <draw:control draw:style-name="gr2" draw:text-style-name="P2" draw:layer="layout" svg:width="1.525cm" svg:height="1.5cm" svg:x="1.275cm" svg:y="1.1cm" draw:control="control1"/>
        <draw:control draw:style-name="standard" draw:text-style-name="P3" draw:layer="layout" svg:width="3.677cm" svg:height="0.7cm" svg:x="2.823cm" svg:y="1.5cm" draw:control="control2"/>
        <draw:control draw:style-name="gr2" draw:text-style-name="P2" draw:layer="layout" svg:width="0.514cm" svg:height="0.9cm" svg:x="1.275cm" svg:y="2.465cm" draw:control="control3"/>
        <draw:control draw:style-name="standard" draw:text-style-name="P3" draw:layer="layout" svg:width="4.5cm" svg:height="0.7cm" svg:x="2cm" svg:y="2.6cm" draw:control="control4"/>
        <draw:control draw:style-name="gr2" draw:text-style-name="P4" draw:layer="layout" svg:width="4.8cm" svg:height="1.1cm" svg:x="1.2cm" svg:y="3.165cm" draw:control="control5"/>
        <draw:control draw:style-name="gr2" draw:text-style-name="P5" draw:layer="layout" svg:width="2.094cm" svg:height="1cm" svg:x="8.3cm" svg:y="1.3cm" draw:control="control6"/>
        <draw:custom-shape draw:style-name="gr3" draw:text-style-name="P1" draw:layer="layout" svg:width="1.106cm" svg:height="1.1cm" svg:x="8.5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6" draw:layer="layout" svg:width="1.032cm" svg:height="1cm" svg:x="8.662cm" svg:y="2.4cm" draw:control="control7"/>
        <draw:frame draw:style-name="gr4" draw:text-style-name="P1" draw:layer="layout" svg:width="2.7cm" svg:height="2.943cm" svg:x="11.9cm" svg:y="1.2cm">
          <draw:image xlink:href="Pictures/10000000000000E4000000B70E2B693338CE1EBD.png" xlink:type="simple" xlink:show="embed" xlink:actuate="onLoad">
            <text:p/>
          </draw:image>
        </draw:frame>
        <draw:custom-shape draw:style-name="gr5" draw:text-style-name="P1" draw:layer="layout" svg:width="13.4cm" svg:height="1.735cm" svg:x="1.2cm" svg:y="4.365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2.125cm" svg:height="0.7cm" svg:x="1.275cm" svg:y="4.265cm" draw:control="control8"/>
        <draw:control draw:style-name="standard" draw:text-style-name="P8" draw:layer="layout" svg:width="4.6cm" svg:height="0.5cm" svg:x="3.4cm" svg:y="4.365cm" draw:control="control9"/>
        <draw:control draw:style-name="standard" draw:text-style-name="P8" draw:layer="layout" svg:width="4.2cm" svg:height="0.5cm" svg:x="3.4cm" svg:y="4.865cm" draw:control="control10"/>
        <draw:control draw:style-name="gr2" draw:text-style-name="P7" draw:layer="layout" svg:width="1.806cm" svg:height="0.3cm" svg:x="1.4cm" svg:y="5cm" draw:control="control11"/>
        <draw:control draw:style-name="gr2" draw:text-style-name="P7" draw:layer="layout" svg:width="1.5cm" svg:height="0.5cm" svg:x="8.2cm" svg:y="4.4cm" draw:control="control12"/>
        <draw:control draw:style-name="gr2" draw:text-style-name="P7" draw:layer="layout" svg:width="2cm" svg:height="0.6cm" svg:x="7.7cm" svg:y="4.9cm" draw:control="control13"/>
        <draw:rect draw:style-name="gr6" draw:text-style-name="P1" draw:layer="layout" svg:width="13.4cm" svg:height="8.339cm" svg:x="1.2cm" svg:y="6.261cm">
          <text:p/>
        </draw:rect>
        <draw:rect draw:style-name="gr6" draw:text-style-name="P1" draw:layer="layout" svg:width="2.062cm" svg:height="8.339cm" svg:x="1.2cm" svg:y="6.261cm">
          <text:p/>
        </draw:rect>
        <draw:rect draw:style-name="gr6" draw:text-style-name="P1" draw:layer="layout" svg:width="7.038cm" svg:height="8.339cm" svg:x="3.262cm" svg:y="6.261cm">
          <text:p/>
        </draw:rect>
        <draw:control draw:style-name="gr2" draw:text-style-name="P9" draw:layer="layout" svg:width="2cm" svg:height="0.485cm" svg:x="1.3cm" svg:y="6.3cm" draw:control="control14"/>
        <draw:control draw:style-name="gr2" draw:text-style-name="P10" draw:layer="layout" svg:width="2.134cm" svg:height="0.607cm" svg:x="5.766cm" svg:y="6.2cm" draw:control="control15"/>
        <draw:control draw:style-name="gr2" draw:text-style-name="P11" draw:layer="layout" svg:width="2.494cm" svg:height="0.364cm" svg:x="12.606cm" svg:y="6.4cm" draw:control="control16"/>
        <draw:rect draw:style-name="gr6" draw:text-style-name="P1" draw:layer="layout" svg:width="2cm" svg:height="8.339cm" svg:x="10.3cm" svg:y="6.261cm">
          <text:p/>
        </draw:rect>
        <draw:control draw:style-name="gr2" draw:text-style-name="P11" draw:layer="layout" svg:width="2cm" svg:height="1.1cm" svg:x="10.4cm" svg:y="6cm" draw:control="control17"/>
        <draw:line draw:style-name="gr7" draw:text-style-name="P1" draw:layer="layout" svg:x1="1.2cm" svg:y1="6.8cm" svg:x2="14.6cm" svg:y2="6.8cm">
          <text:p/>
        </draw:line>
        <draw:rect draw:style-name="gr8" draw:text-style-name="P1" draw:layer="layout" svg:width="13.4cm" svg:height="0.6cm" svg:x="1.2cm" svg:y="14cm">
          <text:p/>
        </draw:rect>
        <draw:control draw:style-name="gr2" draw:text-style-name="P12" draw:layer="layout" svg:width="1.5cm" svg:height="0.4cm" svg:x="10.1cm" svg:y="14.1cm" draw:control="control18"/>
        <draw:control draw:style-name="standard" draw:text-style-name="P12" draw:layer="layout" svg:width="2.9cm" svg:height="0.4cm" svg:x="11.6cm" svg:y="14.1cm" draw:control="control19"/>
        <draw:control draw:style-name="standard" draw:text-style-name="P12" draw:layer="layout" svg:width="1.9cm" svg:height="0.7cm" svg:x="1.3cm" svg:y="7.6cm" draw:control="control20"/>
        <draw:control draw:style-name="standard" draw:text-style-name="P12" draw:layer="layout" svg:width="1.9cm" svg:height="0.7cm" svg:x="1.3cm" svg:y="6.9cm" draw:control="control21"/>
        <draw:control draw:style-name="standard" draw:text-style-name="P12" draw:layer="layout" svg:width="1.9cm" svg:height="0.7cm" svg:x="1.3cm" svg:y="9cm" draw:control="control22"/>
        <draw:control draw:style-name="standard" draw:text-style-name="P12" draw:layer="layout" svg:width="1.9cm" svg:height="0.7cm" svg:x="1.3cm" svg:y="8.3cm" draw:control="control23"/>
        <draw:control draw:style-name="standard" draw:text-style-name="P12" draw:layer="layout" svg:width="1.9cm" svg:height="0.7cm" svg:x="1.3cm" svg:y="10.5cm" draw:control="control24"/>
        <draw:control draw:style-name="standard" draw:text-style-name="P12" draw:layer="layout" svg:width="1.9cm" svg:height="0.7cm" svg:x="1.3cm" svg:y="9.7cm" draw:control="control25"/>
        <draw:control draw:style-name="standard" draw:text-style-name="P12" draw:layer="layout" svg:width="1.9cm" svg:height="0.7cm" svg:x="1.3cm" svg:y="11.8cm" draw:control="control26"/>
        <draw:control draw:style-name="standard" draw:text-style-name="P12" draw:layer="layout" svg:width="1.9cm" svg:height="0.7cm" svg:x="1.3cm" svg:y="11.1cm" draw:control="control27"/>
        <draw:control draw:style-name="standard" draw:text-style-name="P12" draw:layer="layout" svg:width="1.9cm" svg:height="0.7cm" svg:x="1.3cm" svg:y="13.2cm" draw:control="control28"/>
        <draw:control draw:style-name="standard" draw:text-style-name="P12" draw:layer="layout" svg:width="1.9cm" svg:height="0.7cm" svg:x="1.3cm" svg:y="12.5cm" draw:control="control29"/>
        <draw:control draw:style-name="standard" draw:text-style-name="P12" draw:layer="layout" svg:width="6.9cm" svg:height="0.7cm" svg:x="3.3cm" svg:y="7.6cm" draw:control="control30"/>
        <draw:control draw:style-name="standard" draw:text-style-name="P12" draw:layer="layout" svg:width="6.9cm" svg:height="0.7cm" svg:x="3.3cm" svg:y="6.9cm" draw:control="control31"/>
        <draw:control draw:style-name="standard" draw:text-style-name="P12" draw:layer="layout" svg:width="6.9cm" svg:height="0.7cm" svg:x="3.3cm" svg:y="9cm" draw:control="control32"/>
        <draw:control draw:style-name="standard" draw:text-style-name="P12" draw:layer="layout" svg:width="6.9cm" svg:height="0.7cm" svg:x="3.3cm" svg:y="8.3cm" draw:control="control33"/>
        <draw:control draw:style-name="standard" draw:text-style-name="P12" draw:layer="layout" svg:width="6.9cm" svg:height="0.7cm" svg:x="3.3cm" svg:y="10.4cm" draw:control="control34"/>
        <draw:control draw:style-name="standard" draw:text-style-name="P12" draw:layer="layout" svg:width="6.9cm" svg:height="0.7cm" svg:x="3.3cm" svg:y="9.7cm" draw:control="control35"/>
        <draw:control draw:style-name="standard" draw:text-style-name="P12" draw:layer="layout" svg:width="6.9cm" svg:height="0.7cm" svg:x="3.3cm" svg:y="11.8cm" draw:control="control36"/>
        <draw:control draw:style-name="standard" draw:text-style-name="P12" draw:layer="layout" svg:width="6.9cm" svg:height="0.7cm" svg:x="3.3cm" svg:y="11.1cm" draw:control="control37"/>
        <draw:control draw:style-name="standard" draw:text-style-name="P12" draw:layer="layout" svg:width="6.9cm" svg:height="0.7cm" svg:x="3.3cm" svg:y="13.2cm" draw:control="control38"/>
        <draw:control draw:style-name="standard" draw:text-style-name="P12" draw:layer="layout" svg:width="6.9cm" svg:height="0.7cm" svg:x="3.3cm" svg:y="12.5cm" draw:control="control39"/>
        <draw:control draw:style-name="standard" draw:text-style-name="P12" draw:layer="layout" svg:width="1.8cm" svg:height="0.7cm" svg:x="10.4cm" svg:y="7.6cm" draw:control="control40"/>
        <draw:control draw:style-name="standard" draw:text-style-name="P12" draw:layer="layout" svg:width="1.8cm" svg:height="0.7cm" svg:x="10.4cm" svg:y="6.9cm" draw:control="control41"/>
        <draw:control draw:style-name="standard" draw:text-style-name="P12" draw:layer="layout" svg:width="1.8cm" svg:height="0.7cm" svg:x="10.4cm" svg:y="9cm" draw:control="control42"/>
        <draw:control draw:style-name="standard" draw:text-style-name="P12" draw:layer="layout" svg:width="1.8cm" svg:height="0.7cm" svg:x="10.4cm" svg:y="8.3cm" draw:control="control43"/>
        <draw:control draw:style-name="standard" draw:text-style-name="P12" draw:layer="layout" svg:width="1.8cm" svg:height="0.7cm" svg:x="10.4cm" svg:y="10.4cm" draw:control="control44"/>
        <draw:control draw:style-name="standard" draw:text-style-name="P12" draw:layer="layout" svg:width="1.8cm" svg:height="0.7cm" svg:x="10.4cm" svg:y="9.7cm" draw:control="control45"/>
        <draw:control draw:style-name="standard" draw:text-style-name="P12" draw:layer="layout" svg:width="1.8cm" svg:height="0.7cm" svg:x="10.4cm" svg:y="11.8cm" draw:control="control46"/>
        <draw:control draw:style-name="standard" draw:text-style-name="P12" draw:layer="layout" svg:width="1.8cm" svg:height="0.7cm" svg:x="10.4cm" svg:y="11.1cm" draw:control="control47"/>
        <draw:control draw:style-name="standard" draw:text-style-name="P12" draw:layer="layout" svg:width="1.8cm" svg:height="0.7cm" svg:x="10.4cm" svg:y="13.2cm" draw:control="control48"/>
        <draw:control draw:style-name="standard" draw:text-style-name="P12" draw:layer="layout" svg:width="1.8cm" svg:height="0.7cm" svg:x="10.4cm" svg:y="12.5cm" draw:control="control49"/>
        <draw:control draw:style-name="standard" draw:text-style-name="P12" draw:layer="layout" svg:width="2.1cm" svg:height="0.7cm" svg:x="12.4cm" svg:y="7.6cm" draw:control="control50"/>
        <draw:control draw:style-name="standard" draw:text-style-name="P12" draw:layer="layout" svg:width="2.1cm" svg:height="0.7cm" svg:x="12.4cm" svg:y="6.9cm" draw:control="control51"/>
        <draw:control draw:style-name="standard" draw:text-style-name="P12" draw:layer="layout" svg:width="2.1cm" svg:height="0.7cm" svg:x="12.4cm" svg:y="9cm" draw:control="control52"/>
        <draw:control draw:style-name="standard" draw:text-style-name="P12" draw:layer="layout" svg:width="2.1cm" svg:height="0.7cm" svg:x="12.4cm" svg:y="8.3cm" draw:control="control53"/>
        <draw:control draw:style-name="standard" draw:text-style-name="P12" draw:layer="layout" svg:width="2.1cm" svg:height="0.7cm" svg:x="12.4cm" svg:y="10.4cm" draw:control="control54"/>
        <draw:control draw:style-name="standard" draw:text-style-name="P12" draw:layer="layout" svg:width="2.1cm" svg:height="0.7cm" svg:x="12.4cm" svg:y="9.7cm" draw:control="control55"/>
        <draw:control draw:style-name="standard" draw:text-style-name="P12" draw:layer="layout" svg:width="2.1cm" svg:height="0.7cm" svg:x="12.4cm" svg:y="11.8cm" draw:control="control56"/>
        <draw:control draw:style-name="standard" draw:text-style-name="P12" draw:layer="layout" svg:width="2.1cm" svg:height="0.7cm" svg:x="12.4cm" svg:y="11.1cm" draw:control="control57"/>
        <draw:control draw:style-name="standard" draw:text-style-name="P12" draw:layer="layout" svg:width="2.1cm" svg:height="0.7cm" svg:x="12.4cm" svg:y="13.2cm" draw:control="control58"/>
        <draw:control draw:style-name="standard" draw:text-style-name="P12" draw:layer="layout" svg:width="2.1cm" svg:height="0.7cm" svg:x="12.4cm" svg:y="12.5cm" draw:control="control59"/>
        <draw:rect draw:style-name="gr9" draw:text-style-name="P1" draw:layer="layout" svg:width="13.4cm" svg:height="4.4cm" svg:x="1.2cm" svg:y="14.8cm">
          <text:p/>
        </draw:rect>
        <draw:control draw:style-name="standard" draw:text-style-name="P12" draw:layer="layout" svg:width="6.6cm" svg:height="4.2cm" svg:x="1.3cm" svg:y="14.9cm" draw:control="control60"/>
        <draw:control draw:style-name="standard" draw:text-style-name="P12" draw:layer="layout" svg:width="6.6cm" svg:height="4.2cm" svg:x="7.9cm" svg:y="14.9cm" draw:control="control61"/>
        <draw:control draw:style-name="standard" draw:text-style-name="P13" draw:layer="layout" svg:width="4.5cm" svg:height="0.6cm" svg:x="5.6cm" svg:y="19.3cm" draw:control="control62"/>
        <draw:control draw:style-name="standard" draw:text-style-name="P3" draw:layer="layout" svg:width="3.677cm" svg:height="0.7cm" svg:x="17.123cm" svg:y="1.5cm" draw:control="control63"/>
        <draw:control draw:style-name="gr2" draw:text-style-name="P2" draw:layer="layout" svg:width="0.514cm" svg:height="0.9cm" svg:x="15.575cm" svg:y="2.465cm" draw:control="control64"/>
        <draw:control draw:style-name="standard" draw:text-style-name="P3" draw:layer="layout" svg:width="4.5cm" svg:height="0.7cm" svg:x="16.3cm" svg:y="2.6cm" draw:control="control65"/>
        <draw:control draw:style-name="gr2" draw:text-style-name="P4" draw:layer="layout" svg:width="4.8cm" svg:height="1.1cm" svg:x="15.5cm" svg:y="3.165cm" draw:control="control66"/>
        <draw:control draw:style-name="gr2" draw:text-style-name="P5" draw:layer="layout" svg:width="2.494cm" svg:height="1cm" svg:x="21.5cm" svg:y="1.3cm" draw:control="control67"/>
        <draw:custom-shape draw:style-name="gr3" draw:text-style-name="P1" draw:layer="layout" svg:width="1.106cm" svg:height="1.1cm" svg:x="22.188cm" svg:y="2.3cm">
          <text:p/>
          <draw:enhanced-geometry svg:viewBox="0 0 21600 21600" draw:type="rectangle" draw:enhanced-path="M 0 0 L 21600 0 21600 21600 0 21600 0 0 Z N"/>
        </draw:custom-shape>
        <draw:control draw:style-name="gr2" draw:text-style-name="P6" draw:layer="layout" svg:width="1.032cm" svg:height="1cm" svg:x="22.262cm" svg:y="2.4cm" draw:control="control68"/>
        <draw:rect draw:style-name="gr6" draw:text-style-name="P1" draw:layer="layout" svg:width="2.062cm" svg:height="8.339cm" svg:x="15.5cm" svg:y="6.261cm">
          <text:p/>
        </draw:rect>
        <draw:rect draw:style-name="gr6" draw:text-style-name="P1" draw:layer="layout" svg:width="8.938cm" svg:height="8.339cm" svg:x="17.562cm" svg:y="6.261cm">
          <text:p/>
        </draw:rect>
        <draw:control draw:style-name="gr2" draw:text-style-name="P9" draw:layer="layout" svg:width="2cm" svg:height="0.485cm" svg:x="15.6cm" svg:y="6.3cm" draw:control="control69"/>
        <draw:control draw:style-name="gr2" draw:text-style-name="P10" draw:layer="layout" svg:width="2.134cm" svg:height="0.607cm" svg:x="20.066cm" svg:y="6.2cm" draw:control="control70"/>
        <draw:rect draw:style-name="gr6" draw:text-style-name="P1" draw:layer="layout" svg:width="2cm" svg:height="8.339cm" svg:x="26.5cm" svg:y="6.261cm">
          <text:p/>
        </draw:rect>
        <draw:control draw:style-name="gr2" draw:text-style-name="P11" draw:layer="layout" svg:width="2cm" svg:height="1.1cm" svg:x="27cm" svg:y="6.1cm" draw:control="control71"/>
        <draw:control draw:style-name="standard" draw:text-style-name="P12" draw:layer="layout" svg:width="1.9cm" svg:height="0.7cm" svg:x="15.6cm" svg:y="7.6cm" draw:control="control72"/>
        <draw:control draw:style-name="standard" draw:text-style-name="P12" draw:layer="layout" svg:width="1.9cm" svg:height="0.7cm" svg:x="15.6cm" svg:y="6.9cm" draw:control="control73"/>
        <draw:control draw:style-name="standard" draw:text-style-name="P12" draw:layer="layout" svg:width="1.9cm" svg:height="0.7cm" svg:x="15.6cm" svg:y="9cm" draw:control="control74"/>
        <draw:control draw:style-name="standard" draw:text-style-name="P12" draw:layer="layout" svg:width="1.9cm" svg:height="0.7cm" svg:x="15.6cm" svg:y="8.3cm" draw:control="control75"/>
        <draw:control draw:style-name="standard" draw:text-style-name="P12" draw:layer="layout" svg:width="1.9cm" svg:height="0.7cm" svg:x="15.6cm" svg:y="10.5cm" draw:control="control76"/>
        <draw:control draw:style-name="standard" draw:text-style-name="P12" draw:layer="layout" svg:width="1.9cm" svg:height="0.7cm" svg:x="15.6cm" svg:y="9.7cm" draw:control="control77"/>
        <draw:control draw:style-name="standard" draw:text-style-name="P12" draw:layer="layout" svg:width="1.9cm" svg:height="0.7cm" svg:x="15.6cm" svg:y="11.8cm" draw:control="control78"/>
        <draw:control draw:style-name="standard" draw:text-style-name="P12" draw:layer="layout" svg:width="1.9cm" svg:height="0.7cm" svg:x="15.6cm" svg:y="11.1cm" draw:control="control79"/>
        <draw:control draw:style-name="standard" draw:text-style-name="P12" draw:layer="layout" svg:width="1.9cm" svg:height="0.7cm" svg:x="15.6cm" svg:y="13.2cm" draw:control="control80"/>
        <draw:control draw:style-name="standard" draw:text-style-name="P12" draw:layer="layout" svg:width="1.9cm" svg:height="0.7cm" svg:x="15.6cm" svg:y="12.5cm" draw:control="control81"/>
        <draw:control draw:style-name="standard" draw:text-style-name="P12" draw:layer="layout" svg:width="8.8cm" svg:height="0.7cm" svg:x="17.6cm" svg:y="7.6cm" draw:control="control82"/>
        <draw:control draw:style-name="standard" draw:text-style-name="P12" draw:layer="layout" svg:width="8.8cm" svg:height="0.7cm" svg:x="17.6cm" svg:y="6.9cm" draw:control="control83"/>
        <draw:control draw:style-name="standard" draw:text-style-name="P12" draw:layer="layout" svg:width="8.8cm" svg:height="0.7cm" svg:x="17.6cm" svg:y="9cm" draw:control="control84"/>
        <draw:control draw:style-name="standard" draw:text-style-name="P12" draw:layer="layout" svg:width="8.8cm" svg:height="0.7cm" svg:x="17.6cm" svg:y="8.3cm" draw:control="control85"/>
        <draw:control draw:style-name="standard" draw:text-style-name="P12" draw:layer="layout" svg:width="8.8cm" svg:height="0.8cm" svg:x="17.6cm" svg:y="10.5cm" draw:control="control86"/>
        <draw:control draw:style-name="standard" draw:text-style-name="P12" draw:layer="layout" svg:width="8.8cm" svg:height="0.7cm" svg:x="17.6cm" svg:y="9.7cm" draw:control="control87"/>
        <draw:control draw:style-name="standard" draw:text-style-name="P12" draw:layer="layout" svg:width="8.8cm" svg:height="0.7cm" svg:x="17.6cm" svg:y="11.8cm" draw:control="control88"/>
        <draw:control draw:style-name="standard" draw:text-style-name="P12" draw:layer="layout" svg:width="8.8cm" svg:height="0.7cm" svg:x="17.6cm" svg:y="11.1cm" draw:control="control89"/>
        <draw:control draw:style-name="standard" draw:text-style-name="P12" draw:layer="layout" svg:width="8.8cm" svg:height="0.7cm" svg:x="17.6cm" svg:y="13.2cm" draw:control="control90"/>
        <draw:control draw:style-name="standard" draw:text-style-name="P12" draw:layer="layout" svg:width="8.8cm" svg:height="0.7cm" svg:x="17.6cm" svg:y="12.5cm" draw:control="control91"/>
        <draw:control draw:style-name="standard" draw:text-style-name="P12" draw:layer="layout" svg:width="1.8cm" svg:height="0.7cm" svg:x="26.6cm" svg:y="7.6cm" draw:control="control92"/>
        <draw:control draw:style-name="standard" draw:text-style-name="P12" draw:layer="layout" svg:width="1.8cm" svg:height="0.7cm" svg:x="26.6cm" svg:y="6.9cm" draw:control="control93"/>
        <draw:control draw:style-name="standard" draw:text-style-name="P12" draw:layer="layout" svg:width="1.8cm" svg:height="0.7cm" svg:x="26.6cm" svg:y="9cm" draw:control="control94"/>
        <draw:control draw:style-name="standard" draw:text-style-name="P12" draw:layer="layout" svg:width="1.8cm" svg:height="0.7cm" svg:x="26.6cm" svg:y="8.3cm" draw:control="control95"/>
        <draw:control draw:style-name="standard" draw:text-style-name="P12" draw:layer="layout" svg:width="1.8cm" svg:height="0.7cm" svg:x="26.6cm" svg:y="10.4cm" draw:control="control96"/>
        <draw:control draw:style-name="standard" draw:text-style-name="P12" draw:layer="layout" svg:width="1.8cm" svg:height="0.7cm" svg:x="26.6cm" svg:y="9.7cm" draw:control="control97"/>
        <draw:control draw:style-name="standard" draw:text-style-name="P12" draw:layer="layout" svg:width="1.8cm" svg:height="0.7cm" svg:x="26.6cm" svg:y="11.8cm" draw:control="control98"/>
        <draw:control draw:style-name="standard" draw:text-style-name="P12" draw:layer="layout" svg:width="1.8cm" svg:height="0.7cm" svg:x="26.6cm" svg:y="11.1cm" draw:control="control99"/>
        <draw:control draw:style-name="standard" draw:text-style-name="P12" draw:layer="layout" svg:width="1.8cm" svg:height="0.7cm" svg:x="26.6cm" svg:y="13.2cm" draw:control="control100"/>
        <draw:control draw:style-name="standard" draw:text-style-name="P12" draw:layer="layout" svg:width="1.8cm" svg:height="0.7cm" svg:x="26.6cm" svg:y="12.5cm" draw:control="control101"/>
        <draw:control draw:style-name="standard" draw:text-style-name="P13" draw:layer="layout" svg:width="4.5cm" svg:height="0.6cm" svg:x="19.9cm" svg:y="19.3cm" draw:control="control102"/>
        <draw:frame draw:style-name="gr4" draw:text-style-name="P1" draw:layer="layout" svg:width="3.4cm" svg:height="4.7cm" svg:x="25.1cm" svg:y="1.3cm">
          <draw:image xlink:href="Pictures/10000000000000E4000000B70E2B693338CE1EBD.png" xlink:type="simple" xlink:show="embed" xlink:actuate="onLoad">
            <text:p/>
          </draw:image>
        </draw:frame>
        <draw:control draw:style-name="gr2" draw:text-style-name="P2" draw:layer="layout" svg:width="1.525cm" svg:height="1.5cm" svg:x="15.575cm" svg:y="1cm" draw:control="control103"/>
        <draw:custom-shape draw:style-name="gr5" draw:text-style-name="P1" draw:layer="layout" svg:width="8.8cm" svg:height="1.735cm" svg:x="15.5cm" svg:y="4.3cm">
          <text:p/>
          <draw:enhanced-geometry svg:viewBox="0 0 21600 21600" draw:type="rectangle" draw:enhanced-path="M 0 0 L 21600 0 21600 21600 0 21600 0 0 Z N"/>
        </draw:custom-shape>
        <draw:control draw:style-name="gr2" draw:text-style-name="P7" draw:layer="layout" svg:width="1.5cm" svg:height="0.5cm" svg:x="16.3cm" svg:y="4.3cm" draw:control="control104"/>
        <draw:control draw:style-name="gr2" draw:text-style-name="P7" draw:layer="layout" svg:width="2cm" svg:height="0.6cm" svg:x="15.8cm" svg:y="4.8cm" draw:control="control105"/>
        <draw:control draw:style-name="standard" draw:text-style-name="P8" draw:layer="layout" svg:width="6.3cm" svg:height="0.5cm" svg:x="17.9cm" svg:y="4.4cm" draw:control="control106"/>
        <draw:control draw:style-name="standard" draw:text-style-name="P8" draw:layer="layout" svg:width="6.3cm" svg:height="0.5cm" svg:x="17.9cm" svg:y="4.9cm" draw:control="control107"/>
        <draw:rect draw:style-name="gr9" draw:text-style-name="P1" draw:layer="layout" svg:width="13.1cm" svg:height="4.7cm" svg:x="15.5cm" svg:y="14.7cm">
          <text:p/>
        </draw:rect>
        <draw:control draw:style-name="standard" draw:text-style-name="P12" draw:layer="layout" svg:width="12.9cm" svg:height="4.5cm" svg:x="15.6cm" svg:y="14.8cm" draw:control="control108"/>
        <draw:rect draw:style-name="gr8" draw:text-style-name="P1" draw:layer="layout" svg:width="13cm" svg:height="0.6cm" svg:x="15.5cm" svg:y="14cm">
          <text:p/>
        </draw:rect>
        <draw:control draw:style-name="gr2" draw:text-style-name="P12" draw:layer="layout" svg:width="1.5cm" svg:height="0.4cm" svg:x="23.6cm" svg:y="14.1cm" draw:control="control109"/>
        <draw:control draw:style-name="standard" draw:text-style-name="P12" draw:layer="layout" svg:width="2.9cm" svg:height="0.4cm" svg:x="25.5cm" svg:y="14.1cm" draw:control="control110"/>
        <draw:control draw:style-name="standard" draw:text-style-name="P8" draw:layer="layout" svg:width="4.813cm" svg:height="0.6cm" svg:x="9.687cm" svg:y="4.379cm" draw:control="control111"/>
        <draw:control draw:style-name="standard" draw:text-style-name="P8" draw:layer="layout" svg:width="4.813cm" svg:height="1cm" svg:x="9.687cm" svg:y="4.979cm" draw:control="control112"/>
        <draw:control draw:style-name="standard" draw:text-style-name="P8" draw:layer="layout" svg:width="6.3cm" svg:height="0.5cm" svg:x="17.9cm" svg:y="5.4cm" draw:control="control113"/>
        <draw:control draw:style-name="gr2" draw:text-style-name="P7" draw:layer="layout" svg:width="2.418cm" svg:height="0.3cm" svg:x="15.9cm" svg:y="5.535cm" draw:control="control11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8:30:33.696000000</meta:creation-date>
    <dc:date>2015-10-30T12:25:19.77</dc:date>
    <meta:editing-duration>PT3H29M23S</meta:editing-duration>
    <meta:editing-cycles>7</meta:editing-cycles>
    <meta:generator>OpenOffice/4.1.2$Win32 OpenOffice.org_project/412m3$Build-9782</meta:generator>
    <meta:document-statistic meta:object-count="133"/>
  </office:meta>
</office:document-meta>
</file>